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5e1a" officeooo:paragraph-rsid="00095e1a"/>
    </style:style>
    <style:style style:name="P2" style:family="paragraph" style:parent-style-name="Standard">
      <style:text-properties officeooo:rsid="00099913" officeooo:paragraph-rsid="000999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hashcode.tech/jenkins/github-webhook/" text:style-name="Internet_20_link" text:visited-style-name="Visited_20_Internet_20_Link">https://hashcode.tech/jenkins/github-webhook/</text:a></text:p>
      <text:p text:style-name="P2">{"authId": 217, "token": "eyJhbGciOiJIUzI1NiIsInR5cCI6IkpXVCJ9.eyJpZCI6MjE3LCJpYXQiOjE1MzE3NDA0NzgsImV4cCI6MTUzMTc0MTA3OH0._OMAhCYGEQ2UM29D81bsoUdXE75IvQeiXVE0jX55WjE", "password": "!@#123QWEr", "mfaCode": "12345"}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2:53:49.430756276</meta:creation-date>
    <dc:date>2018-07-16T19:34:57.202958126</dc:date>
    <meta:editing-duration>PT2H30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9" meta:character-count="259" meta:non-whitespace-character-count="252"/>
  </office:meta>
</office:document-meta>
</file>